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3c8" officeooo:paragraph-rsid="001d9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s:</text:p>
      <text:p text:style-name="P1"/>
      <text:p text:style-name="P1">http://exist-db.org/exist/apps/doc/devguide_xmldb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7:25:15.656109351</meta:creation-date>
    <dc:date>2016-03-29T17:25:55.103492648</dc:date>
    <meta:editing-duration>PT40S</meta:editing-duration>
    <meta:editing-cycles>1</meta:editing-cycles>
    <meta:document-statistic meta:table-count="0" meta:image-count="0" meta:object-count="0" meta:page-count="1" meta:paragraph-count="2" meta:word-count="2" meta:character-count="59" meta:non-whitespace-character-count="59"/>
    <meta:generator>LibreOffice/4.3.3.2$Linux_X86_64 LibreOffice_project/430m0$Build-2</meta:generator>
  </office:meta>
</office:document-meta>
</file>